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ru" fo:country="RU" officeooo:rsid="0007b5f1" officeooo:paragraph-rsid="0007b5f1" style:font-size-asian="15.75pt" style:font-size-complex="18pt"/>
    </style:style>
    <style:style style:name="P2" style:family="paragraph" style:parent-style-name="Standard">
      <style:text-properties fo:language="ru" fo:country="RU" officeooo:rsid="0006524e" officeooo:paragraph-rsid="0006524e"/>
    </style:style>
    <style:style style:name="P3" style:family="paragraph" style:parent-style-name="Standard">
      <style:text-properties fo:language="en" fo:country="US" officeooo:rsid="0006524e" officeooo:paragraph-rsid="0006524e"/>
    </style:style>
    <style:style style:name="T1" style:family="text">
      <style:text-properties fo:language="en" fo:country="US" officeooo:rsid="0007b5f1"/>
    </style:style>
    <style:style style:name="T2" style:family="text">
      <style:text-properties fo:language="en" fo:country="US"/>
    </style:style>
    <style:style style:name="T3" style:family="text">
      <style:text-properties officeooo:rsid="0007b5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овелитель красных осьминогов</text:p>
      <text:p text:style-name="P2">Имя: <text:span text:style-name="T1">Redtopus lord</text:span></text:p>
      <text:p text:style-name="P2">Класс: Босс</text:p>
      <text:p text:style-name="P2">Уровень: <text:span text:style-name="T2">1</text:span></text:p>
      <text:p text:style-name="P2">Поведение<text:span text:style-name="T2">{</text:span></text:p>
      <text:p text:style-name="P2"><text:tab/>Фаза <text:span text:style-name="T2">0{</text:span></text:p>
      <text:p text:style-name="P2"><text:tab/><text:tab/>Атака <text:span text:style-name="T2">0</text:span>: Рывок в сторону игрока </text:p>
      <text:p text:style-name="P2"><text:tab/><text:tab/>Атака 1: Становится на одном уровне с игроком и атакует его</text:p>
      <text:p text:style-name="P2"><text:tab/>Фаза 1<text:span text:style-name="T2">{</text:span></text:p>
      <text:p text:style-name="P2"><text:tab/><text:tab/>Атака 0: <text:span text:style-name="T3">Делает серию из нескольких атак 0</text:span></text:p>
      <text:p text:style-name="P2"><text:tab/><text:tab/>Атака 1: Атака 1(Фаза 1) но быстрее</text:p>
      <text:p text:style-name="P3"><text:tab/>}</text:p>
      <text:p text:style-name="P3">}</text:p>
      <text:p text:style-name="P2">Вид: <text:span text:style-name="T3">Большой красный осьминог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0T08:03:57.876760900</meta:creation-date>
    <dc:date>2026-01-10T08:16:04.607536700</dc:date>
    <meta:editing-duration>PT1M33S</meta:editing-duration>
    <meta:editing-cycles>1</meta:editing-cycles>
    <meta:document-statistic meta:table-count="0" meta:image-count="0" meta:object-count="0" meta:page-count="1" meta:paragraph-count="14" meta:word-count="53" meta:character-count="302" meta:non-whitespace-character-count="251"/>
    <meta:generator>LibreOffice/25.8.3.2$Windows_X86_64 LibreOffice_project/8ca8d55c161d602844f5428fa4b58097424e324e</meta:generator>
  </office:meta>
</office:document-meta>
</file>